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82cm" fo:text-align="start" style:justify-single-word="false" fo:orphans="2" fo:text-indent="0cm" style:auto-text-indent="false" fo:background-color="transparent" style:writing-mode="lr-tb"/>
      <style:text-properties officeooo:paragraph-rsid="0018d790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82cm" fo:text-align="start" style:justify-single-word="false" fo:orphans="2" fo:text-indent="0cm" style:auto-text-indent="false" fo:background-color="transparent" style:writing-mode="lr-tb"/>
      <style:text-properties officeooo:paragraph-rsid="0019902f"/>
    </style:style>
    <style:style style:name="T1" style:family="text">
      <style:text-properties officeooo:rsid="001990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</text:p>
      <text:p text:style-name="P1"/>
      <text:p text:style-name="P2">This chapter <text:span text:style-name="T1">will illustrate the architecture of the system with its logical and physical components and how they interact to reach the goals. The sections of this chapter are:</text:span></text:p>
      <text:p text:style-name="P2"/>
      <text:p text:style-name="P2">- High level components and their interactions: <text:span text:style-name="T1">it</text:span> provides <text:span text:style-name="T1">a general idea</text:span> about <text:span text:style-name="T1">the </text:span>physical components of the system</text:p>
      <text:p text:style-name="P1">- Component vie<text:span text:style-name="T1">w</text:span>: <text:span text:style-name="T1">it shows the strctures of the logical components and how they communicate with each other</text:span></text:p>
      <text:p text:style-name="P1">- Deployment view: <text:span text:style-name="T1">it describes the physical structure of the system and shows where each component will be deployed. It will also present the possible technologies that will be used for the implementation.</text:span></text:p>
      <text:p text:style-name="P1">- Runtime view: <text:span text:style-name="T1">it presents how the components communicate with each other inside the most important scenarios that will be handled by the application</text:span></text:p>
      <text:p text:style-name="P1">- Component interfaces: <text:span text:style-name="T1">it describes the interfaces between the components of the system</text:span></text:p>
      <text:p text:style-name="P2">- Selected architectural styles and patterns: <text:span text:style-name="T1">it explains the patterns and architectural paradigms that have been used in some aspects of the architectural desig</text:span></text:p>
      <text:p text:style-name="P2">- Other design decisions: <text:span text:style-name="T1">it presents further design choices that are worth mentioning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3:56:02.766000000</meta:creation-date>
    <dc:date>2017-11-26T10:08:00.582000000</dc:date>
    <meta:editing-duration>PT13M16S</meta:editing-duration>
    <meta:editing-cycles>5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9" meta:word-count="174" meta:character-count="1100" meta:non-whitespace-character-count="935"/>
  </office:meta>
</office:document-meta>
</file>